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3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style:text-properties fo:color="#ed1c24"/>
    </style:style>
    <style:style style:name="P19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3.539cm" svg:height="2.921cm" svg:x="43.037cm" svg:y="10.779cm">
          <draw:text-box>
            <text:p text:style-name="P10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22" draw:text-style-name="P15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9">101</text:span><text:span text:style-name="T2"> </text:span></text:p>
          </draw:text-box>
        </draw:frame>
        <draw:custom-shape draw:style-name="gr22" draw:text-style-name="P15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31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2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3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15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4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 text:style-name="P18"><text:span text:style-name="T11">0</text:span></text:p>
          </draw:text-box>
        </draw:frame>
        <draw:frame draw:style-name="gr25" draw:text-style-name="P16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2.807cm" svg:y="24.877cm">
          <draw:text-box>
            <text:p><text:span text:style-name="T10">0x0000000</text:span><text:span text:style-name="T10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5T18:01:31.655578572</dc:date>
    <meta:editing-duration>PT7H20M15S</meta:editing-duration>
    <meta:editing-cycles>38</meta:editing-cycles>
    <meta:generator>LibreOffice/6.0.6.2$Linux_X86_64 LibreOffice_project/00m0$Build-2</meta:generator>
    <meta:document-statistic meta:object-count="171"/>
  </office:meta>
</office:document-meta>
</file>